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7" style:parent-style-name="DefaultParagraphFont" style:family="text">
      <style:text-properties style:font-name="Lato" style:font-name-asian="Lato" style:font-name-complex="Lato" fo:font-size="18pt" style:font-size-asian="18pt" style:font-size-complex="18pt"/>
    </style:style>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T15" style:parent-style-name="DefaultParagraphFont" style:family="text">
      <style:text-properties fo:color="#1155CC" style:text-underline-type="single" style:text-underline-style="solid" style:text-underline-width="auto" style:text-underline-mode="continuous"/>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office:automatic-styles>
  <office:body>
    <office:text text:use-soft-page-breaks="true">
      <text:h text:style-name="P1" text:outline-level="1"><text:bookmark-start text:name="_57mjwkq0crvm"/><text:bookmark-end text:name="_57mjwkq0crvm"/><text:span text:style-name="T7">Module 5: Visualize a Layer</text:span></text:h>
      <text:h text:style-name="Heading2" text:outline-level="2"><text:bookmark-start text:name="_iof6snfkqf2s"/><text:bookmark-end text:name="_iof6snfkqf2s"/>Summary</text:h>
      <text:p text:style-name="Standard">This module asks learners to synthesize lessons about data creation from prior modules by creating and critiquing visualizations. It draws on the datasets that were designed, revised, and created by<text:s/>the learners over the course of the modules, allowing them to dig back into the data from a research perspective.</text:p>
      <text:p text:style-name="Standard">This module assumes that learners have completed at least the Implement a Layer module and are able to work with the resulting dataset. To teach this as a standalone module, the instructor will need to provide a dataset suitable for visualization; in this case we also encourage the instructor to incorporate a discussion and activity about data creation so that learners understand the constructed<text:s/>nature of the data they are working with.</text:p>
      <text:h text:style-name="Heading2" text:outline-level="2"><text:bookmark-start text:name="_atx7gpo17t14"/><text:bookmark-end text:name="_atx7gpo17t14"/>Learning outcomes</text:h>
      <text:list text:style-name="WWNum2">
        <text:list-item text:start-value="1">
          <text:p text:style-name="P8">Consider the different aspects of a dataset (temporality, categorization, text) that might be visualized</text:p>
        </text:list-item>
      </text:list>
      <text:list text:style-name="WWNum2" text:continue-numbering="true">
        <text:list-item>
          <text:p text:style-name="P9">Choose effective modes of visualizing data including type of visualization, use of color/size, and clear labeling</text:p>
        </text:list-item>
        <text:list-item>
          <text:p text:style-name="P10">Explore data using visualization tools and produce a visualization</text:p>
        </text:list-item>
        <text:list-item>
          <text:p text:style-name="P11">Practice investigating a research question using visualization</text:p>
        </text:list-item>
        <text:list-item>
          <text:p text:style-name="P12">Encounter and explore gaps in data that are exposed through visualization, and consider the sources of<text:s/>these gaps including who or what they might omit</text:p>
        </text:list-item>
      </text:list>
      <text:h text:style-name="Heading2" text:outline-level="2"><text:bookmark-start text:name="_t3d1qly5ukrh"/><text:bookmark-end text:name="_t3d1qly5ukrh"/>Lesson preparation for instructor</text:h>
      <text:list text:style-name="WWNum1">
        <text:list-item>
          <text:p text:style-name="P13">Decide how learners will create visualizations. Are they using a program like Excel or Tableau in your class already? Can they choose what software to use? Do you need to show learners how to use a visualization software? Do you want them to instead create mock-ups on paper or using a drawing program?</text:p>
        </text:list-item>
      </text:list>
      <text:h text:style-name="Heading2" text:outline-level="2"><text:bookmark-start text:name="_3as8elofyvt8"/><text:bookmark-end text:name="_3as8elofyvt8"/>Pre-session content for learners</text:h>
      <text:list text:style-name="WWNum1" text:continue-numbering="true">
        <text:list-item>
          <text:p text:style-name="P14">Learners review some<text:s/><text:a xlink:href="https://docs.google.com/document/d/1PilF_pzOuZv9gYGkhvC3jVuECj91qLLMvQQCxjStscI/edit?usp=sharing" office:target-frame-name="_top" xlink:show="replace"><text:span text:style-name="T15">data visualization examples</text:span></text:a><text:s/>and write 2-3 sentences about how visualization affected their perception of the information. Example prompt:</text:p>
          <text:soft-page-break/>
          <text:list text:continue-numbering="true">
            <text:list-item>
              <text:p text:style-name="P16">Choose<text:s/>one visualization and include the link in your response. What was the focus or argument of the visualization? Can you find the underlying data? Describe the different visual aspects (such as graph or chart type, color, size) and how they were used to convey information.</text:p>
            </text:list-item>
          </text:list>
        </text:list-item>
      </text:list>
      <text:h text:style-name="Heading2" text:outline-level="2"><text:bookmark-start text:name="_5mp1u3xfmhl"/><text:bookmark-end text:name="_5mp1u3xfmhl"/>Lesson outline</text:h>
      <text:list text:style-name="WWNum1" text:continue-numbering="true">
        <text:list-item>
          <text:p text:style-name="P17">Presentation: Reorientation to concepts of data creation</text:p>
          <text:list text:continue-numbering="true">
            <text:list-item>
              <text:p text:style-name="P18">Controlled vocabularies and categorization (vs. free-text)</text:p>
            </text:list-item>
            <text:list-item>
              <text:p text:style-name="P19">Constructed nature of datasets (creating data requires human decision-making and interpretation)</text:p>
            </text:list-item>
            <text:list-item>
              <text:p text:style-name="P20">Missing data, bias, unknowns</text:p>
            </text:list-item>
          </text:list>
        </text:list-item>
        <text:list-item>
          <text:p text:style-name="P21">Activity 1: Learners consider aspects of the data that may make for useful/interesting visualizations</text:p>
          <text:list text:continue-numbering="true">
            <text:list-item>
              <text:p text:style-name="P22">Learners should return to the ideas they included in their Data Design Plan. Are these ideas still interesting? Do they offer interesting<text:s/>possibilities for visualization?</text:p>
            </text:list-item>
            <text:list-item>
              <text:p text:style-name="P23">Guiding questions:</text:p>
              <text:list text:continue-numbering="true">
                <text:list-item>
                  <text:p text:style-name="P24">What questions might you ask that this data could answer?</text:p>
                </text:list-item>
                <text:list-item>
                  <text:p text:style-name="P25">What aspects of this data might be useful or interesting to visualize?</text:p>
                </text:list-item>
                <text:list-item>
                  <text:p text:style-name="P26">Do you see opportunities to visualize categories, quantity, or dates?</text:p>
                </text:list-item>
              </text:list>
            </text:list-item>
            <text:list-item>
              <text:p text:style-name="P27">Learners may experiment briefly with preliminary visualizations in order to answer these questions</text:p>
            </text:list-item>
          </text:list>
        </text:list-item>
        <text:list-item>
          <text:p text:style-name="P28">Presentation: Data visualization</text:p>
          <text:list text:continue-numbering="true">
            <text:list-item>
              <text:p text:style-name="P29">Different visualization types</text:p>
            </text:list-item>
            <text:list-item>
              <text:p text:style-name="P30">Showing multiple variables: color, shape, size, etc.</text:p>
            </text:list-item>
            <text:list-item>
              <text:p text:style-name="P31">Misleading visualizations</text:p>
            </text:list-item>
          </text:list>
        </text:list-item>
        <text:list-item>
          <text:p text:style-name="P32">Activity 2: Choosing a visualization strategy</text:p>
          <text:list text:continue-numbering="true">
            <text:list-item>
              <text:p text:style-name="P33">Part 1: Learners decide what aspects of their data they would like to visualize</text:p>
              <text:list text:continue-numbering="true">
                <text:list-item>
                  <text:p text:style-name="P34">Does your data have elements which contain categories, dates, quantities, or free-text? Are there other types of values?</text:p>
                </text:list-item>
                <text:list-item>
                  <text:p text:style-name="P35">Which of these elements might be interesting to visualize? Why?</text:p>
                </text:list-item>
                <text:list-item>
                  <text:p text:style-name="P36">What type of visualization might you use for this purpose?</text:p>
                </text:list-item>
              </text:list>
            </text:list-item>
            <text:list-item>
              <text:p text:style-name="P37">Part 2: Learners form groups based on visualization strategy. Although each learner will create their own visualization, they will work loosely in<text:s/><text:soft-page-break/>groups in<text:s/>order to share techniques, break for periodic discussion, and troubleshoot</text:p>
            </text:list-item>
          </text:list>
        </text:list-item>
        <text:list-item>
          <text:p text:style-name="P38">Activity 3: Learners create visualization and prepare to present it to the class for feedback</text:p>
          <text:list text:continue-numbering="true">
            <text:list-item>
              <text:p text:style-name="P39">Presentation should display the visualization, and learners should explain underlying data, their reason for visualizing this data, their graph/chart choice &amp; design choices, and any gaps they noticed in their data</text:p>
            </text:list-item>
            <text:list-item>
              <text:p text:style-name="P40">Instructor and class provide feedback on clarity of visualization, interesting trends (or absences) that they notice, and constructive critique of methods</text:p>
            </text:list-item>
          </text:list>
        </text:list-item>
        <text:list-item>
          <text:p text:style-name="P41">Reflection:</text:p>
          <text:list text:continue-numbering="true">
            <text:list-item>
              <text:p text:style-name="P42">Ask learners to reflect in a brief paragraph or essay on the process of choosing, creating, and visualizing their collection data</text:p>
            </text:list-item>
          </text:list>
        </text:list-item>
      </text:list>
      <text:h text:style-name="Heading2" text:outline-level="2"><text:bookmark-start text:name="_nrwgf4fs7jr3"/><text:bookmark-end text:name="_nrwgf4fs7jr3"/>Assessment</text:h>
      <text:list text:style-name="WWNum1" text:continue-numbering="true">
        <text:list-item>
          <text:p text:style-name="P43">Activity 1:</text:p>
          <text:list text:continue-numbering="true">
            <text:list-item>
              <text:p text:style-name="P44">Learners will reconsider their research questions and/or<text:s/>data enhancement projects through the lens of visualization (Learning Outcome 4)</text:p>
            </text:list-item>
          </text:list>
        </text:list-item>
        <text:list-item>
          <text:p text:style-name="P45">Activity 2: Choosing a visualization strategy</text:p>
          <text:list text:continue-numbering="true">
            <text:list-item>
              <text:p text:style-name="P46">Learners explore their data and consider what might be visualized effectively (Learning Outcome 1)</text:p>
            </text:list-item>
          </text:list>
        </text:list-item>
        <text:list-item>
          <text:p text:style-name="P47">Activity 3: Create visualization</text:p>
          <text:list text:continue-numbering="true">
            <text:list-item>
              <text:p text:style-name="P48">Learners experiment with their data and create a visualization (Learning Outcome 3)</text:p>
            </text:list-item>
            <text:list-item>
              <text:p text:style-name="P49">Do the visualizations created by learners demonstrate an understanding of choosing appropriate visualization types? Of effectively using color, shape, size, and other design elements to convey information? (Learning Outcome 2)</text:p>
            </text:list-item>
            <text:list-item>
              <text:p text:style-name="P50">During their presentation, learners should address any gaps that they encountered; peer feedback may also demonstrate exploration of missing data. (Learning Outcome 5)</text:p>
            </text:list-item>
            <text:list-item>
              <text:p text:style-name="P51">Learners should explain how their visualization furthers their research question or data enhancement project (Learning Outcome 4)</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style:font-name="Lato" style:font-name-asian="Lato" style:font-name-complex="Lato"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0416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fo:font-size="12pt" style:font-size-asian="12pt" style:text-underline-type="none" style:text-underline-color="font-color"/>
    </style:style>
    <style:style style:name="ListLabel3" style:display-name="ListLabel 3" style:family="text">
      <style:text-properties fo:font-size="12pt" style:font-size-asian="12pt"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fo:font-size="12pt" style:font-size-asian="12pt" style:text-underline-type="none" style:text-underline-color="font-color"/>
    </style:style>
    <style:style style:name="WW_CharLFO1LVL3" style:family="text">
      <style:text-properties fo:font-size="12pt" style:font-size-asian="12pt"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fo:line-height="100%"/>
    </style:style>
    <style:style style:name="T3" style:parent-style-name="DefaultParagraphFont" style:family="text">
      <style:text-properties fo:color="#999999"/>
    </style:style>
    <style:style style:name="P4" style:parent-style-name="Standard" style:family="paragraph">
      <style:paragraph-properties fo:text-align="end" fo:line-height="100%"/>
    </style:style>
    <style:style style:name="T5" style:parent-style-name="DefaultParagraphFont" style:family="text">
      <style:text-properties fo:color="#999999"/>
    </style:style>
    <style:style style:name="P6" style:parent-style-name="Standard"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CaD@Pitt</text:span></text:p>
        <text:p text:style-name="P4"><text:span text:style-name="T5">2020 v1</text:span></text:p>
      </style:header>
      <style:footer>
        <text:p text:style-name="P6"><draw:frame draw:style-name="a0" draw:name="image1.png" text:anchor-type="as-char" svg:x="0in" svg:y="0in" svg:width="0.8335in" svg:height="0.1563in" style:rel-width="scale" style:rel-height="scale"><draw:image xlink:href="media/image1.png" xlink:type="simple" xlink:show="embed" xlink:actuate="onLoad"/><svg:title/><svg:desc>Creative Commons Licens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p64</meta:initial-creator>
    <dc:creator>Phillips, Gesina A</dc:creator>
    <meta:creation-date>2020-08-31T17:15:00Z</meta:creation-date>
    <dc:date>2020-08-31T17:15:00Z</dc:date>
    <meta:template xlink:href="Normal.dotm" xlink:type="simple"/>
    <meta:editing-cycles>2</meta:editing-cycles>
    <meta:editing-duration>PT60S</meta:editing-duration>
    <meta:document-statistic meta:page-count="3" meta:paragraph-count="10" meta:word-count="802" meta:character-count="5366" meta:row-count="38" meta:non-whitespace-character-count="4574"/>
  </office:meta>
</office:document-meta>
</file>